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50085636F21127CA572.png" manifest:media-type="image/png"/>
  <manifest:file-entry manifest:full-path="Pictures/100002010000050000000330D516DCED2E49ACC0.png" manifest:media-type="image/png"/>
  <manifest:file-entry manifest:full-path="Pictures/1000020100000486000005009DC44453E933E276.png" manifest:media-type="image/png"/>
  <manifest:file-entry manifest:full-path="Pictures/100002010000036B00000500E6BA62D67511C093.png" manifest:media-type="image/png"/>
  <manifest:file-entry manifest:full-path="Pictures/10000201000005A0000007806AA538740D2368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2.111cm" svg:x="1cm" svg:y="8.789cm">
          <draw:image xlink:href="Pictures/100002010000050000000330D516DCED2E49ACC0.png" xlink:type="simple" xlink:show="embed" xlink:actuate="onLoad">
            <text:p/>
          </draw:image>
        </draw:frame>
        <draw:frame draw:style-name="gr1" draw:text-style-name="P1" draw:layer="layout" svg:width="3.764cm" svg:height="5.9cm" svg:x="10.836cm" svg:y="10.6cm">
          <draw:image xlink:href="Pictures/1000020100000486000005009DC44453E933E276.png" xlink:type="simple" xlink:show="embed" xlink:actuate="onLoad">
            <text:p/>
          </draw:image>
        </draw:frame>
        <draw:frame draw:style-name="gr1" draw:text-style-name="P1" draw:layer="layout" svg:width="3.781cm" svg:height="6cm" svg:x="6.7cm" svg:y="10.2cm">
          <draw:image xlink:href="Pictures/100002010000036B00000500E6BA62D67511C093.png" xlink:type="simple" xlink:show="embed" xlink:actuate="onLoad">
            <text:p/>
          </draw:image>
        </draw:frame>
        <draw:frame draw:style-name="gr1" draw:text-style-name="P1" draw:layer="layout" svg:width="4.367cm" svg:height="5.822cm" svg:x="1.6cm" svg:y="9.2cm">
          <draw:image xlink:href="Pictures/10000201000005A0000007806AA538740D23686F.png" xlink:type="simple" xlink:show="embed" xlink:actuate="onLoad">
            <text:p/>
          </draw:image>
        </draw:frame>
        <draw:frame draw:style-name="gr1" draw:text-style-name="P1" draw:layer="layout" svg:width="5.956cm" svg:height="5.956cm" svg:x="13.744cm" svg:y="10.644cm">
          <draw:image xlink:href="Pictures/10000201000005000000050085636F21127CA57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19T21:43:02.371527086</dc:date>
    <meta:editing-duration>PT9M52S</meta:editing-duration>
    <meta:editing-cycles>1</meta:editing-cycles>
    <meta:document-statistic meta:object-count="5"/>
    <meta:generator>LibreOffice/5.2.7.2$Linux_X86_64 LibreOffice_project/20m0$Build-2</meta:generator>
  </office:meta>
</office:document-meta>
</file>